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style:font-name="Arial" fo:color="#000000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widows="2" fo:orphans="2" style:text-autospace="ideograph-alpha" fo:margin-bottom="0.1111in" fo:line-height="107%"/>
      <style:text-properties style:font-name="Arial" style:font-name-complex="Arial" fo:font-size="11pt" style:font-size-asian="11pt" style:font-size-complex="11pt"/>
    </style:style>
    <style:style style:name="P7" style:parent-style-name="Normal" style:family="paragraph">
      <style:paragraph-properties fo:widows="2" fo:orphans="2" style:text-autospace="ideograph-alpha" fo:margin-bottom="0.1111in" fo:line-height="107%"/>
      <style:text-properties style:font-name="Arial" style:font-name-complex="Arial" fo:font-size="11pt" style:font-size-asian="11pt" style:font-size-complex="11pt"/>
    </style:style>
    <style:style style:name="P8" style:parent-style-name="Normal" style:family="paragraph">
      <style:paragraph-properties fo:widows="2" fo:orphans="2" style:text-autospace="ideograph-alpha" fo:margin-bottom="0.0833in" fo:line-height="107%"/>
      <style:text-properties style:font-name="Arial" style:font-name-complex="Arial" fo:font-size="11pt" style:font-size-asian="11pt" style:font-size-complex="11pt"/>
    </style:style>
    <style:style style:name="P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1" style:parent-style-name="Normal" style:family="paragraph">
      <style:text-properties style:font-name="Arial" style:font-name-complex="Arial" fo:font-style="italic" style:font-style-asian="italic"/>
    </style:style>
    <style:style style:name="P12" style:parent-style-name="Normal" style:family="paragraph">
      <style:text-properties style:font-name="Arial" style:font-name-complex="Arial" fo:font-size="11pt" style:font-size-asian="11pt" style:font-size-complex="11pt"/>
    </style:style>
    <style:style style:name="P13" style:parent-style-name="Normal" style:family="paragraph">
      <style:text-properties style:font-name="Arial" style:font-name-complex="Arial" fo:font-size="12pt" style:font-size-asian="12pt" style:font-size-complex="12pt"/>
    </style:style>
    <style:style style:name="TableColumn15" style:family="table-column">
      <style:table-column-properties style:column-width="6.1944in"/>
    </style:style>
    <style:style style:name="Table14" style:family="table">
      <style:table-properties style:width="6.1944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19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20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21" style:parent-style-name="Normal" style:family="paragraph">
      <style:paragraph-properties fo:text-align="end"/>
      <style:text-properties style:font-name="Arial" style:font-name-complex="Arial" fo:font-style="italic" style:font-style-asian="italic" fo:font-size="11pt" style:font-size-asian="11pt" style:font-size-complex="11pt"/>
    </style:style>
    <style:style style:name="P22" style:parent-style-name="Normal" style:family="paragraph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4" style:parent-style-name="Normal" style:family="paragraph">
      <style:text-properties style:font-name="Arial" style:font-name-complex="Arial" fo:font-size="11pt" style:font-size-asian="11pt" style:font-size-complex="11pt"/>
    </style:style>
    <style:style style:name="P2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27" style:family="table-column">
      <style:table-column-properties style:column-width="6.1944in"/>
    </style:style>
    <style:style style:name="Table26" style:family="table">
      <style:table-properties style:width="6.1944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text-properties style:font-name="Arial" style:font-name-complex="Arial" fo:font-size="12pt" style:font-size-asian="12pt" style:font-size-complex="12pt"/>
    </style:style>
    <style:style style:name="T36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P37" style:parent-style-name="Normal" style:family="paragraph"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 fo:font-size="11pt" style:font-size-asian="11pt" style:font-size-complex="11pt"/>
    </style:style>
    <style:style style:name="P39" style:parent-style-name="Normal" style:family="paragraph">
      <style:text-properties style:font-name="Arial" style:font-name-complex="Arial" fo:font-size="11pt" style:font-size-asian="11pt" style:font-size-complex="11pt"/>
    </style:style>
    <style:style style:name="P40" style:parent-style-name="Normal" style:family="paragraph">
      <style:text-properties style:font-name="Arial" style:font-name-complex="Arial" fo:font-size="11pt" style:font-size-asian="11pt" style:font-size-complex="11pt"/>
    </style:style>
    <style:style style:name="P41" style:parent-style-name="Normal" style:family="paragraph">
      <style:text-properties style:font-name="Arial" style:font-name-complex="Arial" fo:font-size="12pt" style:font-size-asian="12pt" style:font-size-complex="12pt"/>
    </style:style>
    <style:style style:name="TableColumn43" style:family="table-column">
      <style:table-column-properties style:column-width="6.1944in"/>
    </style:style>
    <style:style style:name="Table42" style:family="table">
      <style:table-properties style:width="6.1944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7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8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9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0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1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2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3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4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5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6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7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8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9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60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61" style:parent-style-name="Normal" style:family="paragraph">
      <style:text-properties style:font-name="Arial" style:font-name-complex="Arial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63" style:parent-style-name="Normal" style:family="paragraph">
      <style:text-properties style:font-name="Arial" style:font-name-complex="Arial" fo:font-style="italic" style:font-style-asian="italic"/>
    </style:style>
    <style:style style:name="P64" style:parent-style-name="Normal" style:family="paragraph">
      <style:text-properties style:font-name="Arial" style:font-name-complex="Arial" fo:font-size="11pt" style:font-size-asian="11pt" style:font-size-complex="11pt"/>
    </style:style>
    <style:style style:name="P65" style:parent-style-name="Normal" style:family="paragraph">
      <style:text-properties style:font-name="Arial" style:font-name-complex="Arial" fo:font-size="11pt" style:font-size-asian="11pt" style:font-size-complex="11pt"/>
    </style:style>
    <style:style style:name="P66" style:parent-style-name="Normal" style:family="paragraph">
      <style:text-properties style:font-name="Arial" style:font-name-complex="Arial" fo:font-size="11pt" style:font-size-asian="11pt" style:font-size-complex="11pt"/>
    </style:style>
    <style:style style:name="P6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69" style:family="table-column">
      <style:table-column-properties style:column-width="6.1944in"/>
    </style:style>
    <style:style style:name="Table68" style:family="table">
      <style:table-properties style:width="6.1944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4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6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8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7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0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2" style:parent-style-name="Normal" style:family="paragraph">
      <style:paragraph-properties fo:widows="2" fo:orphans="2" style:text-autospace="ideograph-alpha" fo:margin-bottom="0.1111in" fo:line-height="107%"/>
      <style:text-properties style:font-name="Arial" style:font-name-complex="Arial" fo:font-size="12pt" style:font-size-asian="12pt" style:font-size-complex="12pt"/>
    </style:style>
    <style:style style:name="P83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84" style:parent-style-name="Normal" style:family="paragraph">
      <style:paragraph-properties fo:widows="2" fo:orphans="2" style:text-autospace="ideograph-alpha" fo:line-height="107%"/>
      <style:text-properties style:font-name="Arial" style:font-name-complex="Arial" fo:font-size="12pt" style:font-size-asian="12pt" style:font-size-complex="12pt"/>
    </style:style>
    <style:style style:name="P85" style:parent-style-name="Normal" style:family="paragraph">
      <style:paragraph-properties fo:widows="2" fo:orphans="2" style:text-autospace="ideograph-alpha" fo:margin-bottom="0.1111in" fo:line-height="107%"/>
    </style:style>
    <style:style style:name="T86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87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88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89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90" style:parent-style-name="DefaultParagraphFont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h text:style-name="P1" text:outline-level="1">HYBRID BILL PETITION</text:h>
      <text:p text:style-name="Normal"/>
      <text:p text:style-name="P2">House of Commons</text:p>
      <text:p text:style-name="P3">Session 2017-19</text:p>
      <text:p text:style-name="P4">High Speed Rail (West Midlands – Crewe) Bill</text:p>
      <text:p text:style-name="P5"/>
      <text:p text:style-name="P6">Do not include any images, graphics or videos in your petition. There will be an opportunity to present these later if you give evidence to the committee.</text:p>
      <text:p text:style-name="P7">Your bill petition<text:s/>must be less than 2MB in size.</text:p>
      <text:p text:style-name="P8">It<text:s/>does not need to be signed.<text:s/></text:p>
      <text:p text:style-name="P9"/>
      <text:p text:style-name="P10">Petitioner information</text:p>
      <text:p text:style-name="P11"/>
      <text:p text:style-name="P12">In the box below,<text:s/>give the name and address of each individual,<text:s/>business<text:s/>or organisation(s)<text:s/>submitting<text:s/>the petition.</text:p>
      <text:p text:style-name="P13"/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P18"/>
            <text:p text:style-name="P19"/>
            <text:p text:style-name="P20"/>
            <text:p text:style-name="P21"/>
            <text:p text:style-name="P22"/>
          </table:table-cell>
        </table:table-row>
      </table:table>
      <text:p text:style-name="P23"/>
      <text:p text:style-name="P24">In the box below,<text:s/>give a description of the petitioners.<text:s/>For example, “we are the owners/tenants of the addresses above”; “my company has offices at the address<text:s/>above”;<text:s/>“our organisation represents the interests of…”;<text:s/>“we are the parish council of…”.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/>
            <text:p text:style-name="P31"/>
            <text:p text:style-name="P32"/>
            <text:p text:style-name="P33"/>
            <text:p text:style-name="P34"/>
          </table:table-cell>
        </table:table-row>
      </table:table>
      <text:p text:style-name="P35"/>
      <text:p text:style-name="Normal"><text:span text:style-name="T36">Objections to the Bill</text:span></text:p>
      <text:p text:style-name="P37"/>
      <text:p text:style-name="P38">In the box below, write your objections to the bill<text:s/>and why your property or other interests are specially and directly affected. “Directly” means as a direct result of the proposals in the scheme. “Specially” means that you are affected in a way that the general public is not affected.</text:p>
      <text:p text:style-name="P39"/>
      <text:p text:style-name="P40">Only objections outlined in your petition can be<text:s/>raised if you give evidence to<text:s/>the committee.</text:p>
      <text:p text:style-name="P41"/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/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</table:table-cell>
        </table:table-row>
      </table:table>
      <text:p text:style-name="P61"/>
      <text:p text:style-name="P62">What do you want to be done in response?</text:p>
      <text:p text:style-name="P63"/>
      <text:p text:style-name="P64">In the box below, tell us what you<text:s/>think should be<text:s/>done<text:s/>in response to your<text:s/>objections.</text:p>
      <text:p text:style-name="P65"/>
      <text:p text:style-name="P66">Please note, the committee cannot reject the bill<text:s/>outright. It can only recommend<text:s/>amendments<text:s/>in response to petitioners’ concerns.<text:s/></text:p>
      <text:p text:style-name="P67"/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P72"/>
            <text:p text:style-name="P73"/>
            <text:p text:style-name="P74"/>
            <text:p text:style-name="P75"/>
            <text:p text:style-name="P76"/>
            <text:p text:style-name="P77"/>
            <text:p text:style-name="P78"/>
            <text:p text:style-name="P79"/>
            <text:p text:style-name="P80"/>
            <text:p text:style-name="P81"/>
          </table:table-cell>
        </table:table-row>
      </table:table>
      <text:p text:style-name="P82"/>
      <text:p text:style-name="P83">Next steps</text:p>
      <text:p text:style-name="P84"/>
      <text:p text:style-name="P85"><text:span text:style-name="T86">Once you have completed your pet</text:span><text:span text:style-name="T87">ition<text:s/></text:span><text:span text:style-name="T88">template<text:s/></text:span><text:span text:style-name="T89">please<text:s/></text:span><text:span text:style-name="T90">send it to us using our website</text:span><text:span text:style-name="T91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/>
      <style:text-properties style:font-name-complex="Arial" fo:font-weight="bold" style:font-weight-asian="bold" style:font-style-complex="italic" fo:font-size="12pt" style:font-size-asian="12pt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Arial" fo:font-weight="bold" style:font-weight-asian="bold" style:font-style-complex="italic" fo:font-size="12pt" style:font-size-asian="12pt" style:font-size-complex="10pt" style:language-asian="en" style:country-asian="GB"/>
    </style:style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PageNumber" style:display-name="Pag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 style:language-asian="en" style:country-asian="GB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81in" fo:margin-left="0.9847in" fo:margin-bottom="0.6895in" fo:margin-right="1.081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HATTI, Farrah</meta:initial-creator>
    <dc:creator>VINTER, James</dc:creator>
    <meta:creation-date>2017-11-07T17:55:00Z</meta:creation-date>
    <dc:date>2017-11-07T17:55:00Z</dc:date>
    <meta:print-date>2017-08-31T14:35:00Z</meta:print-date>
    <meta:template xlink:href="Normal.dotm" xlink:type="simple"/>
    <meta:editing-cycles>2</meta:editing-cycles>
    <meta:editing-duration>PT0S</meta:editing-duration>
    <meta:document-statistic meta:page-count="1" meta:paragraph-count="3" meta:word-count="231" meta:character-count="1545" meta:row-count="10" meta:non-whitespace-character-count="1317"/>
  </office:meta>
</office:document-meta>
</file>